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1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3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Capstone One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NFL Play by Play Data Analysis</text:p>
            <text:p text:style-name="P2">By: Kellen Potocsnak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Questions and Goals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This project will analyze play by play data from the 2020 NFL season</text:span></text:p>
              </text:list-item>
              <text:list-item>
                <text:p><text:span text:style-name="T1">The primary goal is to determine what type of plays are the most successful</text:span></text:p>
                <text:list>
                  <text:list-item>
                    <text:p><text:span text:style-name="T1">How can we determine if a play was a success or a failure?</text:span></text:p>
                  </text:list-item>
                  <text:list-item>
                    <text:p><text:span text:style-name="T1">How is success affected by the down number, yards to go for a first down, play type, and formation</text:span></text:p>
                  </text:list-item>
                </text:list>
              </text:list-item>
              <text:list-item>
                <text:p><text:span text:style-name="T1">Which team runs the most high percentage plays?</text:span></text:p>
              </text:list-item>
              <text:list-item>
                <text:p><text:span text:style-name="T1">Which team runs the fewest high percentage points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The Data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Data can be found at NFLSavant.com under 2020 play by play data</text:span></text:p>
              </text:list-item>
              <text:list-item>
                <text:p><text:span text:style-name="T1">Roughly 44,000 regular season plays stored in as CSV data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Data Exploration</text:p>
          </draw:text-box>
        </draw:frame>
        <draw:frame presentation:style-name="pr5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How do we define success?</text:span></text:p>
                <text:list>
                  <text:list-item>
                    <text:p><text:span text:style-name="T2">Gaining 40% of yards to gain on first down </text:span><text:span text:style-name="T2"><text:tab/></text:span><text:span text:style-name="T2"><text:tab/></text:span><text:span text:style-name="T2">→ </text:span><text:span text:style-name="T2"><text:tab/></text:span><text:span text:style-name="T2">Success</text:span></text:p>
                  </text:list-item>
                  <text:list-item>
                    <text:p><text:span text:style-name="T2">Gaining 60% of yards to gain on second down </text:span><text:span text:style-name="T2"><text:tab/></text:span><text:span text:style-name="T2">→ </text:span><text:span text:style-name="T2"><text:tab/></text:span><text:span text:style-name="T2">Success</text:span></text:p>
                  </text:list-item>
                  <text:list-item>
                    <text:p><text:span text:style-name="T2">Gaining a first down on third of fourth down </text:span><text:span text:style-name="T2"><text:tab/></text:span><text:span text:style-name="T2"><text:tab/></text:span><text:span text:style-name="T2">→ </text:span><text:span text:style-name="T2"><text:tab/></text:span><text:span text:style-name="T2">Success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5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6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1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7T16:51:51.992732418</meta:creation-date>
    <meta:editing-duration>PT9M18S</meta:editing-duration>
    <meta:editing-cycles>2</meta:editing-cycles>
    <meta:generator>LibreOffice/7.0.5.2$Linux_X86_64 LibreOffice_project/00$Build-2</meta:generator>
    <dc:title>Vivid</dc:title>
    <dc:date>2021-06-07T17:33:10.662290649</dc:date>
    <meta:document-statistic meta:object-count="75"/>
  </office:meta>
</office:document-meta>
</file>